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</office:automatic-styles>
  <office:body>
    <office:text>
      <text:p text:style-name="Title">Passes that use Matcher</text:p>
      <text:list text:style-name="L1">
        <text:list-item>
          <text:p text:style-name="P1">CPUFusion (GraphRewrite)</text:p>
        </text:list-item>
        <text:list-item>
          <text:p text:style-name="P1">CoreFusion (GraphRewrite)</text:p>
        </text:list-item>
        <text:list-item>
          <text:p text:style-name="P1">ReshapeElimination (GraphRewrite)</text:p>
        </text:list-item>
        <text:list-item>
          <text:p text:style-name="P1">AlgebraicSimplification</text:p>
        </text:list-item>
        <text:list-item>
          <text:p text:style-name="P1">CPUPostLayoutOptimizations (GraphRewrite)</text:p>
        </text:list-item>
        <text:list-item>
          <text:p text:style-name="P1">CPURnnMatFusion</text:p>
        </text:list-item>
        <text:list-item>
          <text:p text:style-name="P1">and many more...</text:p>
        </text:list-item>
      </text:list>
      <text:h text:style-name="Heading_20_1" text:outline-level="1">Register <text:span text:style-name="Source_Text">simplify_neg</text:span> handler</text:h>
      <text:p text:style-name="P2">static std::unordered_map&lt;std::type_index, std::function&lt;bool(std::shared_ptr&lt;Node&gt;)&gt;&gt;</text:p>
      <text:p text:style-name="P3"><text:s text:c="9"/>initialize_const_values_to_ops()</text:p>
      <text:p text:style-name="P4"><text:s text:c="5"/>{</text:p>
      <text:p text:style-name="P5"><text:s text:c="9"/>return std::unordered_map&lt;std::type_index, std::function&lt;bool(std::shared_ptr&lt;Node&gt;)&gt;&gt;({</text:p>
      <text:p text:style-name="P6"><text:s text:c="13"/>{TI(op::Add), simplify_add},</text:p>
      <text:p text:style-name="P7"><text:s text:c="13"/>{TI(op::Multiply), simplify_multiply},</text:p>
      <text:p text:style-name="P8"><text:s text:c="13"/>{TI(op::Sum), simplify_sum},</text:p>
      <text:p text:style-name="P9"><text:s text:c="13"/>{TI(op::Negative), simplify_neg}</text:p>
      <text:p text:style-name="P10"><text:s text:c="9"/>});</text:p>
      <text:p text:style-name="P11"><text:s text:c="5"/>}</text:p>
      <text:h text:style-name="Heading_20_2" text:outline-level="2">Add a fusion</text:h>
      <text:p text:style-name="First_20_paragraph"><text:span text:style-name="Source_Text">max(0, A) = Relu(A)</text:span></text:p>
      <text:h text:style-name="Heading_20_2" text:outline-level="2">Pattern for capturing</text:h>
      <text:p text:style-name="First_20_paragraph"><text:span text:style-name="T1">image11</text:span></text:p>
      <text:p text:style-name="Text_20_body"><text:span text:style-name="Source_Text">max(0, A) = Relu(A)</text:span></text:p>
      <text:p text:style-name="P12">namespace ngraph</text:p>
      <text:p text:style-name="P13"><text:s text:c="1"/>{</text:p>
      <text:p text:style-name="P14"><text:s text:c="5"/>namespace pass</text:p>
      <text:p text:style-name="P15"><text:s text:c="5"/>{</text:p>
      <text:p text:style-name="P16"><text:s text:c="9"/>class CoreFusion;</text:p>
      <text:p text:style-name="P17"><text:s text:c="5"/>}</text:p>
      <text:p text:style-name="P18"><text:s text:c="1"/>}</text:p>
      <text:p text:style-name="P19"/>
      <text:p text:style-name="P20"><text:s text:c="1"/>class ngraph::pass::CoreFusion : public ngraph::pass::GraphRewrite</text:p>
      <text:p text:style-name="P21"><text:s text:c="1"/>{</text:p>
      <text:p text:style-name="P22"><text:s text:c="1"/>public:</text:p>
      <text:p text:style-name="P23"><text:s text:c="5"/>CoreFusion()</text:p>
      <text:p text:style-name="P24"><text:s text:c="9"/>: GraphRewrite()</text:p>
      <text:p text:style-name="P25"><text:s text:c="5"/>{</text:p>
      <text:p text:style-name="P26"><text:s text:c="9"/>construct_relu_pattern();</text:p>
      <text:p text:style-name="P27"><text:s text:c="5"/>}</text:p>
      <text:p text:style-name="P28"/>
      <text:p text:style-name="P29"><text:s text:c="5"/>//this should go in a cpp file.</text:p>
      <text:p text:style-name="P30"><text:s text:c="5"/>void construct_relu_pattern()</text:p>
      <text:p text:style-name="P31"><text:s text:c="5"/>{</text:p>
      <text:p text:style-name="P32"><text:s text:c="9"/>auto iconst0 = ngraph::make_zero(element::i32, Shape{});</text:p>
      <text:p text:style-name="P33"><text:s text:c="9"/>auto val = make_shared(iconst0);</text:p>
      <text:p text:style-name="P34"><text:s text:c="9"/>auto zero = make_shared(iconst0, nullptr, NodeVector{iconst0});</text:p>
      <text:p text:style-name="P35"/>
      <text:p text:style-name="P36"><text:s text:c="9"/>auto broadcast_pred = [](std::shared_ptr n) {</text:p>
      <text:p text:style-name="P37"><text:s text:c="13"/>return static_cast(std::dynamic_pointer_cast(n));</text:p>
      <text:p text:style-name="P38"><text:s text:c="9"/>};</text:p>
      <text:p text:style-name="P39"><text:s text:c="9"/>auto skip_broadcast = std::make_shared(zero, broadcast_pred);</text:p>
      <text:p text:style-name="P40"><text:s text:c="9"/>auto max = make_shared(skip_broadcast, val);</text:p>
      <text:p text:style-name="P41"/>
      <text:p text:style-name="P42"><text:s text:c="5"/>pattern::graph_rewrite_callback callback = [val, zero](pattern::Matcher&amp; m) { </text:p>
      <text:p text:style-name="P43"><text:s text:c="13"/>NGRAPH_DEBUG &lt;&lt; "In a callback for construct_relu_pattern against "</text:p>
      <text:p text:style-name="P44"><text:s text:c="25"/>&lt;&lt; m.get_match_root()-&gt;get_name();</text:p>
      <text:p text:style-name="P45"/>
      <text:p text:style-name="P46"><text:s text:c="13"/>auto pattern_map = m.get_pattern_map();</text:p>
      <text:p text:style-name="P47"><text:s text:c="13"/>auto mzero = m.get_pattern_map()[zero];</text:p>
      <text:p text:style-name="P48"><text:s text:c="13"/>if (!ngraph::is_zero(mzero))</text:p>
      <text:p text:style-name="P49"><text:s text:c="13"/>{</text:p>
      <text:p text:style-name="P50"><text:s text:c="17"/>NGRAPH_DEBUG &lt;&lt; "zero constant = " &lt;&lt; mzero-&gt;get_name() &lt;&lt; " not equal to 0n";</text:p>
      <text:p text:style-name="P51"><text:s text:c="17"/>return false;</text:p>
      <text:p text:style-name="P52"><text:s text:c="13"/>}</text:p>
      <text:p text:style-name="P53"><text:s text:c="13"/>auto mpattern = m.get_match_root();</text:p>
      <text:p text:style-name="P54"/>
      <text:p text:style-name="P55"><text:s text:c="13"/>auto cg = shared_ptr(new op::Relu(pattern_map[val]));</text:p>
      <text:p text:style-name="P56"><text:s text:c="13"/>ngraph::replace_node(m.get_match_root(), cg);</text:p>
      <text:p text:style-name="P57"><text:s text:c="13"/>return true;</text:p>
      <text:p text:style-name="P58"><text:s text:c="9"/>};</text:p>
      <text:p text:style-name="P59"/>
      <text:p text:style-name="P60"><text:s text:c="9"/>auto m = make_shared(max, callback); </text:p>
      <text:p text:style-name="P61"><text:s text:c="9"/>this-&gt;add_matcher(m);</text:p>
      <text:p text:style-name="P62"><text:s text:c="5"/>}</text:p>
      <text:p text:style-name="P63"><text:s text:c="1"/>};</text:p>
      <text:h text:style-name="Heading_20_1" text:outline-level="1">Recurrent patterns</text:h>
      <text:p text:style-name="First_20_paragraph">Equivalent to <text:span text:style-name="Source_Text">"A(BC)+A"</text:span> in regexes</text:p>
      <text:p text:style-name="Text_20_body"><text:span text:style-name="Source_Text">(((A + 0) + 0) + 0) = A</text:span></text:p>
      <text:p text:style-name="Text_20_body"><text:span text:style-name="T1">image12</text:span></text:p>
      <text:p text:style-name="Text_20_body"><text:span text:style-name="T1">image13</text:span></text:p>
      <text:p text:style-name="P64">Shape shape{};</text:p>
      <text:p text:style-name="P65"><text:s text:c="1"/>auto a = make_shared&lt;op::Parameter&gt;(element::i32, shape);</text:p>
      <text:p text:style-name="P66"><text:s text:c="1"/>auto b = make_shared&lt;op::Parameter&gt;(element::i32, shape);</text:p>
      <text:p text:style-name="P67"><text:s text:c="1"/>auto rpattern = std::make_shared&lt;pattern::op::Label&gt;(b);</text:p>
      <text:p text:style-name="P68"><text:s text:c="1"/>auto iconst0 = ngraph::make_zero(element::i32, shape);</text:p>
      <text:p text:style-name="P69"><text:s text:c="1"/>auto abs = make_shared&lt;op::Abs&gt;(a);</text:p>
      <text:p text:style-name="P70"><text:s text:c="1"/>auto add1 = iconst0 + b;</text:p>
      <text:p text:style-name="P71"><text:s text:c="1"/>auto add2 = iconst0 + add1;</text:p>
      <text:p text:style-name="P72"><text:s text:c="1"/>auto add3 = iconst0 + add2;</text:p>
      <text:p text:style-name="P73"><text:s text:c="1"/>auto padd = iconst0 + rpattern;</text:p>
      <text:p text:style-name="P74"><text:s text:c="1"/>std::set&lt;std::shared_ptr&lt;pattern::op::Label&gt;&gt; empty_correlated_matches;</text:p>
      <text:p text:style-name="P75"><text:s text:c="1"/>RecurrentMatcher rm(padd, rpattern, empty_correlated_matches, nullptr);</text:p>
      <text:p text:style-name="P76"><text:s text:c="1"/>ASSERT_TRUE(rm.match(add3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sses that use Matcher</dc:title>
  </office:meta>
</office:document-meta>
</file>